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StarSymbol" svg:font-family="StarSymbol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el</text:h>
      <text:p text:style-name="Standard">Wir sind 4 Architekten und haben letztes Jahr zusammen eine Workshopreihe zum Thema Buildsysteme durchgeführt</text:p>
      <text:p text:style-name="Standard"/>
      <text:h text:style-name="Heading_20_1" text:outline-level="1">Was erwartet uns?</text:h>
      <text:p text:style-name="Standard">Um Buildsysteme zu bewerten wollen wir zuerst unsere Erwartungshaltung formulieren.</text:p>
      <text:p text:style-name="Standard">Dann kommen wir natürlich nicht ohne die Platzhirsche </text:p>
      <text:p text:style-name="Standard"><text:tab/>Ant und Maven aus – wir schaun uns die beiden Kandidaten an und versuchen Sie einzuordnen</text:p>
      <text:p text:style-name="Standard">Zu guter Letzt denken wir darüber nach, wie win Buildsystem aussehen könnten, wenn wir uns eines wünschen dürften :-)</text:p>
      <text:p text:style-name="Standard"/>
      <text:h text:style-name="Heading_20_1" text:outline-level="1">Was ist ein Buildsystem</text:h>
      <text:p text:style-name="Standard">In jedem Projekt, gibt es ein Thema, das immer etwas stiefmütterlich behandelt wird. <text:s/>Entwickler, Rechner, komplexes Stück Software</text:p>
      <text:h text:style-name="Heading_20_1" text:outline-level="1"/>
      <text:h text:style-name="Heading_20_1" text:outline-level="1">Erwartungshaltung an ein Build</text:h>
      <text:p text:style-name="Standard">Zentrale Forderung CRISP – wir erwarten, dass uns ein Buildsystem dabei optimal unterstützt</text:p>
      <text:list text:style-name="L1">
        <text:list-item>
          <text:p text:style-name="P1">Complete (alles was zum Build gebraucht wird ist auch im build enthalten – keine manuellen Schritte erforderlich)</text:p>
        </text:list-item>
        <text:list-item>
          <text:p text:style-name="P1">Repeatable (bei wiederholten builds identische Artefakte)</text:p>
        </text:list-item>
        <text:list-item>
          <text:p text:style-name="P1">Informative (automatisierte Tests, Reports, sucess or failed)</text:p>
        </text:list-item>
        <text:list-item>
          <text:p text:style-name="P1">Schedulable</text:p>
        </text:list-item>
        <text:list-item>
          <text:p text:style-name="P1">Portable (Windows, *nix, keine absoluten Pfade)</text:p>
        </text:list-item>
      </text:list>
      <text:h text:style-name="Heading_20_1" text:outline-level="1" text:is-list-header="true">Erwartungshaltung an ein Buildsystem</text:h>
      <text:p text:style-name="Standard">Darüber hinaus:</text:p>
      <text:list text:style-name="L2">
        <text:list-item>
          <text:p text:style-name="P2">Multiprojektfähigkeit: gute Unterstützung für builds mit vielen Projekten <text:s/>(Abhängigkeiten sind modular beschreibbar, das Projekt ist in Teilen baubar)</text:p>
        </text:list-item>
        <text:list-item>
          <text:p text:style-name="P2">IDE-Integration: Abhängigkeitsdefinition nach dem DRY-Prinzip (dont repeate yourself) in Eclipse (.classpath), Idea, Netbeans, ...</text:p>
        </text:list-item>
        <text:list-item>
          <text:p text:style-name="P2">performant (um minimale Roundtrip-Zeiten zu ermöglichen)</text:p>
        </text:list-item>
        <text:list-item>
          <text:p text:style-name="P2">Dependency Typen und Scopes: Projekte, 3rd Party-Lib, vielleicht scopes </text:p>
        </text:list-item>
      </text:list>
      <text:list text:style-name="L3">
        <text:list-item>
          <text:p text:style-name="P3">Reifegrad: stabile Releases – stabile Tools – Konzepte durchgängig funktional</text:p>
        </text:list-item>
        <text:list-item>
          <text:p text:style-name="P3">einfach und angemessen (essential, not accidental complexity, Lernkurve)</text:p>
        </text:list-item>
        <text:list-item>
          <text:p text:style-name="P3">Convention over Configuration: Gute Konventionen als Voreinstellung</text:p>
        </text:list-item>
        <text:list-item>
          <text:p text:style-name="P3">leicht anpassbar bei abweichenden Anforderungen</text:p>
        </text:list-item>
      </text:list>
      <text:h text:style-name="Heading_20_1" text:outline-level="1">Erstes Beispiel: Ant</text:h>
      <text:p text:style-name="Standard">Ant ist eine umfassende Sammlung von Build-Werkzeugen, d. h.</text:p>
      <text:list text:style-name="L4">
        <text:list-item>
          <text:p text:style-name="P4">alles Wichtige vorhanden</text:p>
        </text:list-item>
        <text:list-item>
          <text:p text:style-name="P4">deklarative Beschreibung der Buildreihenfolge</text:p>
        </text:list-item>
        <text:list-item>
          <text:p text:style-name="P4"><text:soft-page-break/>Dependencies nur zwischen Targets – gibt’s jemand, der ANT nicht kennt?</text:p>
          <text:list>
            <text:list-item>
              <text:p text:style-name="P4">Targets sind die einzelnen Buildschritte, wie compilieren, copieren, packen, usw...</text:p>
            </text:list-item>
          </text:list>
          <text:p text:style-name="P4"/>
        </text:list-item>
      </text:list>
      <text:h text:style-name="Heading_20_1" text:outline-level="1">Einordnung von Ant</text:h>
      <text:list text:style-name="L5">
        <text:list-item>
          <text:p text:style-name="P5">Complete: </text:p>
          <text:list>
            <text:list-item>
              <text:p text:style-name="P5">Wichtige Tools wie Compiler, Packer und Fileoperationen sind im Releaseumfang vorhanden</text:p>
            </text:list-item>
            <text:list-item>
              <text:p text:style-name="P5">Mächtige Basis Mechanismen für den Umgang mit Dateien, Verzeichnisse und Archiven</text:p>
            </text:list-item>
          </text:list>
        </text:list-item>
        <text:list-item>
          <text:p text:style-name="P5">Repeatable: beim nochmaligen Bauen sind gleiche Ergebnisse gut erreichbar.</text:p>
        </text:list-item>
        <text:list-item>
          <text:p text:style-name="P5">Informative: Hier kommt die erste ernsthafte Schwäche von Ant zum tragen – Reports für die Testergebnisse, Codequalität, Testabdeckung usw. sind zwar als Erweiterungen vorhanden. Ein integriertes zusammen ist aber nur sehr schwer erreichbar.</text:p>
          <text:list>
            <text:list-item>
              <text:p text:style-name="P5">JavaDoc &amp; Java2Html erzeugen</text:p>
            </text:list-item>
            <text:list-item>
              <text:p text:style-name="P5">Statische Reports: PMD, Checkstyle, Findbugs</text:p>
            </text:list-item>
            <text:list-item>
              <text:p text:style-name="P5">Testergebnisse</text:p>
            </text:list-item>
            <text:list-item>
              <text:p text:style-name="P5">Testabdeckung</text:p>
            </text:list-item>
            <text:list-item>
              <text:p text:style-name="P5">Paketabhängigkeiten als Grafik und verstoß gegen Regeln</text:p>
            </text:list-item>
            <text:list-item>
              <text:p text:style-name="P5">aggregierte Information für Multiprojekt</text:p>
            </text:list-item>
          </text:list>
        </text:list-item>
        <text:list-item>
          <text:p text:style-name="P5">Portable: Überall, wo java läuft</text:p>
        </text:list-item>
        <text:list-item>
          <text:p text:style-name="P5">Hoher Reifegrad: Schon lange im Einsatz, daher Erweiterungen für alle Lebenslagen verfügbar</text:p>
        </text:list-item>
        <text:list-item>
          <text:p text:style-name="P5">Multiprojektfähigkeit sind out of the Box nicht unterstützt (Abhilfe: z.B. Ivy)</text:p>
        </text:list-item>
        <text:list-item>
          <text:p text:style-name="P5">Integration in alle relevanten IDEs verfügbar aber nicht vollständig (multiprojekt)</text:p>
        </text:list-item>
        <text:list-item>
          <text:p text:style-name="P5">Performance ganz okay – verteilt aber nicht so ohne weiteres</text:p>
        </text:list-item>
        <text:list-item>
          <text:p text:style-name="P5">Verwaltung von 3rd Party-Libs fehlt vollständig</text:p>
        </text:list-item>
        <text:list-item>
          <text:p text:style-name="P5">Konventionen gibt es nur sehr unzureichen (Targets Clean, ...)</text:p>
        </text:list-item>
        <text:list-item>
          <text:p text:style-name="P5">Anpassbarkeit: Ist fast alles möglich, aber nicht immer einfach</text:p>
          <text:p text:style-name="P5"/>
        </text:list-item>
      </text:list>
      <text:h text:style-name="Heading_20_1" text:outline-level="1">Erfahrung mit ANT</text:h>
      <text:list text:style-name="L6">
        <text:list-item>
          <text:p text:style-name="P6">Manchmal ist Imperative Verarbeitung wünschenswert (Reihenfolgen, Schleifen ...)</text:p>
        </text:list-item>
        <text:list-item>
          <text:p text:style-name="P6">Builddefinition in XML ist gesprächig</text:p>
        </text:list-item>
        <text:list-item>
          <text:p text:style-name="P6">build.xml als Sprache verstanden hat deutliche Lücken – sobald Sie mal versuchen, ein fremdes Buildscript zu lesen oder eine Klasse von ähnlichen Tasks zu schreiben werden Sie das sehr schnell merken.</text:p>
        </text:list-item>
      </text:list>
      <text:p text:style-name="Standard">Fazit: </text:p>
      <text:p text:style-name="Standard"/>
      <text:h text:style-name="Heading_20_1" text:outline-level="1">Zweites Beispiel: Maven</text:h>
      <text:p text:style-name="Standard">Wenn Ant eine Werkzeugkiste ist, dann ist Maven ein vollständiges Buildsystem. Zusätzlich zu der Werkzeugfülle von Ant bietet Maven:</text:p>
      <text:list text:style-name="L7">
        <text:list-item>
          <text:p text:style-name="P7">Multiprojekt Support – hierarchisch oder flach</text:p>
        </text:list-item>
        <text:list-item>
          <text:p text:style-name="P7">Ein 3rd Party Bibliothekskonzept, in dem mehrfach genutzte Libraries endlich ordentlich verwaltet werden können (log4j)</text:p>
        </text:list-item>
        <text:list-item>
          <text:p text:style-name="P7">Mut zu meist sinnvollen Konventionen – Verzeichnisstruktur</text:p>
        </text:list-item>
        <text:list-item>
          <text:p text:style-name="P7">Integriertes Reporting, das recht schnell aufgesetzt werden kann – aber nur im <text:soft-page-break/>flachen Multiprojekt</text:p>
        </text:list-item>
        <text:list-item>
          <text:p text:style-name="P7">Es gibt Scopes für Compile, Test, Packaging</text:p>
          <text:p text:style-name="P7"/>
        </text:list-item>
      </text:list>
      <text:h text:style-name="Heading_20_1" text:outline-level="1">Einordnung von Maven</text:h>
      <text:list text:style-name="L5">
        <text:list-item text:start-value="1">
          <text:p text:style-name="P5">Complete: ja – ist alles essenzielle vorhanden – leider nicht immer als teil eines stabilen Releases</text:p>
        </text:list-item>
        <text:list-item>
          <text:p text:style-name="P5">Repeatable: Ganz großes Manko! - 3rd Party Libs und Maven-Module werden transparent nachgeladen, d.h. zwei Builds mit selbem Stand zu unterschiedlichen Zeiten können unterschiedliche Ergebnisse liefern – das passiert sogar recht häufig.</text:p>
        </text:list-item>
        <text:list-item>
          <text:p text:style-name="P5">Informative: Die Integration der gängigen Reports ist ganz okay, bei weitergehenden Konfigurationswünschen wird aber schnell die unterschiedliche Reife der einzelnen Module spürbar.</text:p>
        </text:list-item>
        <text:list-item>
          <text:p text:style-name="P5">Portable: Überall, wo java läuft und wo ein Netzzugang vorhanden ist (transparentes Nachladen)</text:p>
        </text:list-item>
        <text:list-item>
          <text:p text:style-name="P5">Hoher Reifegrad: Benötigte Module sind häufig nur in einer Entwicklerversion verfügbar – entsprechend oft gibt’s Instabilitäten.</text:p>
        </text:list-item>
        <text:list-item>
          <text:p text:style-name="P5">Multiprojektfähigkeit sind out of the Box unterstützt</text:p>
        </text:list-item>
        <text:list-item>
          <text:p text:style-name="P5">Integration in alle relevanten IDEs verfügbar aber nicht immer dry</text:p>
        </text:list-item>
        <text:list-item>
          <text:p text:style-name="P5">Performance ist schlecht</text:p>
        </text:list-item>
        <text:list-item>
          <text:p text:style-name="P5">Verwaltung von 3rd Party-Libs ist enthalten aber oft umständlich – viele kleine Versionen, auf die Maven Bibliothek festgelegt, keine richtige Wahl über die Granularität, komplexe Repository Struktur</text:p>
        </text:list-item>
        <text:list-item>
          <text:p text:style-name="P5">Konventionen sind meist richtig klasse – nur gibt’s keine effektive Möglichkeit davon abzuweichen – manchmal etwas overengeneered</text:p>
        </text:list-item>
        <text:list-item>
          <text:p text:style-name="P5">Anpassbarkeit: Entgegen der Konventionen und weitgehenden Konzepte schwierig</text:p>
        </text:list-item>
      </text:list>
      <text:p text:style-name="Standard"/>
      <text:h text:style-name="Heading_20_1" text:outline-level="1">Erfahrungen mit Maven</text:h>
      <text:list text:style-name="L8">
        <text:list-item>
          <text:p text:style-name="P8">Wegen dem transparenten Netzzugang für libs und Module ist ein Arbeiten ohne Netzzugang fast unmöglich. Es gibt zwar Möglichkeiten, man muss dazu aber Proxy- Und Spiegelrepositories aufsetzen und verwalten.</text:p>
        </text:list-item>
        <text:list-item>
          <text:p text:style-name="P8">Transitivität im Compile-Scope verursacht intransparente Abhängigkeiten zu 3rd Party Libs (Wissen Sie, von wieviel anderen Projekten Spring, Hibernate oder Seam abhängen?)</text:p>
        </text:list-item>
        <text:list-item>
          <text:p text:style-name="P8">Die Einschränkung auf ein Artefact pro Projekt bläht den Build künstlich auf – ist echt nervig, wenn Sie Funktionalität in einem War Projekt in einem weiteren Projekt integrativ testen wollen ...</text:p>
        </text:list-item>
        <text:list-item>
          <text:p text:style-name="P8">Viele Maven Module funktionieren nicht sauber im Multiprojekt Modus</text:p>
        </text:list-item>
        <text:list-item>
          <text:p text:style-name="P8">Keine Unterscheidung zw. Projekt und 3rd Party Libs in der Abhängigkeits def – damit gibt’s sofort eine semantische Lücke zu Eclipse (Grenzen von Refactorings oder dem bearbeiteten Projekt)</text:p>
        </text:list-item>
        <text:list-item>
          <text:p text:style-name="P8">Unterschiedlicher Reifegrad der Maven Module – macht sich in unterschiedlichen Konfigurationsphilosophien bemerkbar – oftmals Zwang, das neueste Entwicklermodul zu verwenden – mit den entsprechenden Folgen für die Stabilität.</text:p>
        </text:list-item>
      </text:list>
      <text:h text:style-name="Heading_20_1" text:outline-level="1">Fragen, die offen bleiben</text:h>
      <text:p text:style-name="Standard">Warum XML und weitere ConfigFiles als Buildsprache?</text:p>
      <text:p text:style-name="Standard">Gibt es einen angemessenen Mittelweg in der Bibliotheksverwaltung?</text:p>
      <text:p text:style-name="Standard"><text:soft-page-break/></text:p>
      <text:p text:style-name="Standard"/>
      <text:h text:style-name="Heading_20_1" text:outline-level="1">Buildng – was ist drin</text:h>
      <text:p text:style-name="Standard">kein XML – jeder build ist ein Java-Programm</text:p>
      <text:p text:style-name="Standard">nutzt ANT – bietet ein fluent interface für Ant in Java an (elegAnt)</text:p>
      <text:p text:style-name="Standard">unterscheidet Abhängigkeiten zu anderen Projekten und zu Bibliotheken (jars)</text:p>
      <text:p text:style-name="Standard">keine Versionen von Bibliotheken</text:p>
      <text:p text:style-name="Standard">Bibliotheken liegen im Dateisystem, nicht in irgendeinem Repository. Keine Vorgaben zur Verzeichnisstruktur, keine Verwaltung von Versionen </text:p>
      <text:p text:style-name="Standard">Compile-Abhängigkeiten sind nicht-transitiv, Test/Runtime-Abhängigkeiten sind transitiv</text:p>
      <text:p text:style-name="Standard">sinnvolle Konventionen (a la Maven)</text:p>
      <text:p text:style-name="Standard">Buildng – was fehlt noch</text:p>
      <text:p text:style-name="Standard">Infrastruktur für Berichte</text:p>
      <text:p text:style-name="Standard">builder für ejb-module, ear</text:p>
      <text:p text:style-name="Standard">Ide Inte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Default_7e_LT_7e_Gliederung_20_1" style:display-name="Default~LT~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.568cm" fo:margin-right="0cm" fo:margin-top="0cm" fo:margin-bottom="0cm" style:line-height-at-least="1.492cm" fo:text-align="center" style:justify-single-word="false" fo:text-indent="0cm" style:auto-text-indent="false" style:text-autospace="none">
        <style:tab-stops>
          <style:tab-stop style:position="0cm"/>
          <style:tab-stop style:position="0.679cm"/>
          <style:tab-stop style:position="1.926cm"/>
          <style:tab-stop style:position="3.175cm"/>
          <style:tab-stop style:position="4.422cm"/>
          <style:tab-stop style:position="5.669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7e_LT_7e_Gliederung_20_1" style:display-name="Standard~LT~Gliederung 1" style:family="paragraph">
      <style:paragraph-properties fo:margin-left="0cm" fo:margin-right="0cm" fo:margin-top="0cm" fo:margin-bottom="0.499cm" style:line-height-at-least="2.311cm" fo:text-align="start" style:justify-single-word="false" fo:text-indent="0cm" style:auto-text-indent="false" style:text-autospace="none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5cm"/>
          <style:tab-stop style:position="7.364cm"/>
          <style:tab-stop style:position="8.611cm"/>
          <style:tab-stop style:position="9.86cm"/>
          <style:tab-stop style:position="11.107cm"/>
          <style:tab-stop style:position="12.356cm"/>
          <style:tab-stop style:position="13.603cm"/>
          <style:tab-stop style:position="14.85cm"/>
          <style:tab-stop style:position="16.099cm"/>
          <style:tab-stop style:position="17.348cm"/>
          <style:tab-stop style:position="18.595cm"/>
          <style:tab-stop style:position="19.844cm"/>
          <style:tab-stop style:position="21.091cm"/>
          <style:tab-stop style:position="22.34cm"/>
          <style:tab-stop style:position="23.587cm"/>
          <style:tab-stop style:position="24.83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1cm" fo:margin-right="0cm" fo:margin-top="0cm" fo:margin-bottom="0.4cm" fo:text-indent="-1cm" style:auto-text-indent="false">
        <style:tab-stops>
          <style:tab-stop style:position="-0.674cm"/>
          <style:tab-stop style:position="0cm"/>
          <style:tab-stop style:position="0.573cm"/>
          <style:tab-stop style:position="1.822cm"/>
          <style:tab-stop style:position="3.069cm"/>
          <style:tab-stop style:position="4.318cm"/>
          <style:tab-stop style:position="5.565cm"/>
          <style:tab-stop style:position="6.814cm"/>
          <style:tab-stop style:position="8.061cm"/>
          <style:tab-stop style:position="9.308cm"/>
          <style:tab-stop style:position="10.557cm"/>
          <style:tab-stop style:position="11.806cm"/>
          <style:tab-stop style:position="13.053cm"/>
          <style:tab-stop style:position="14.302cm"/>
          <style:tab-stop style:position="15.549cm"/>
          <style:tab-stop style:position="16.798cm"/>
          <style:tab-stop style:position="18.045cm"/>
          <style:tab-stop style:position="19.293cm"/>
          <style:tab-stop style:position="20.54cm"/>
          <style:tab-stop style:position="21.789cm"/>
          <style:tab-stop style:position="23.036cm"/>
        </style:tab-stops>
      </style:paragraph-properties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left="2.071cm" fo:margin-right="0cm" fo:margin-top="0cm" fo:margin-bottom="0.3cm" style:line-height-at-least="0.353cm" fo:text-indent="-1.169cm" style:auto-text-indent="false">
        <style:tab-stops>
          <style:tab-stop style:position="-1.3cm"/>
          <style:tab-stop style:position="-0.051cm"/>
          <style:tab-stop style:position="0cm"/>
          <style:tab-stop style:position="1.196cm"/>
          <style:tab-stop style:position="2.445cm"/>
          <style:tab-stop style:position="3.692cm"/>
          <style:tab-stop style:position="4.941cm"/>
          <style:tab-stop style:position="6.188cm"/>
          <style:tab-stop style:position="7.437cm"/>
          <style:tab-stop style:position="8.684cm"/>
          <style:tab-stop style:position="9.932cm"/>
          <style:tab-stop style:position="11.18cm"/>
          <style:tab-stop style:position="12.428cm"/>
          <style:tab-stop style:position="13.675cm"/>
          <style:tab-stop style:position="14.924cm"/>
          <style:tab-stop style:position="16.171cm"/>
          <style:tab-stop style:position="17.418cm"/>
          <style:tab-stop style:position="18.667cm"/>
          <style:tab-stop style:position="19.916cm"/>
          <style:tab-stop style:position="21.163cm"/>
          <style:tab-stop style:position="22.412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2.87cm" fo:margin-right="0cm" fo:margin-top="0cm" fo:margin-bottom="0.203cm" fo:text-indent="-1.18cm" style:auto-text-indent="false">
        <style:tab-stops>
          <style:tab-stop style:position="-1.649cm"/>
          <style:tab-stop style:position="-0.4cm"/>
          <style:tab-stop style:position="0cm"/>
          <style:tab-stop style:position="0.847cm"/>
          <style:tab-stop style:position="2.096cm"/>
          <style:tab-stop style:position="3.343cm"/>
          <style:tab-stop style:position="4.591cm"/>
          <style:tab-stop style:position="5.838cm"/>
          <style:tab-stop style:position="7.087cm"/>
          <style:tab-stop style:position="8.334cm"/>
          <style:tab-stop style:position="9.583cm"/>
          <style:tab-stop style:position="10.83cm"/>
          <style:tab-stop style:position="12.077cm"/>
          <style:tab-stop style:position="13.326cm"/>
          <style:tab-stop style:position="14.575cm"/>
          <style:tab-stop style:position="15.822cm"/>
          <style:tab-stop style:position="17.071cm"/>
          <style:tab-stop style:position="18.318cm"/>
          <style:tab-stop style:position="19.567cm"/>
          <style:tab-stop style:position="20.814cm"/>
          <style:tab-stop style:position="22.063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4.572cm" fo:margin-right="0cm" fo:margin-top="0cm" fo:margin-bottom="0.101cm" fo:text-indent="0cm" style:auto-text-indent="false">
        <style:tab-stops>
          <style:tab-stop style:position="-4.154cm"/>
          <style:tab-stop style:position="-2.905cm"/>
          <style:tab-stop style:position="-1.658cm"/>
          <style:tab-stop style:position="-0.409cm"/>
          <style:tab-stop style:position="0.838cm"/>
          <style:tab-stop style:position="2.087cm"/>
          <style:tab-stop style:position="3.334cm"/>
          <style:tab-stop style:position="4.583cm"/>
          <style:tab-stop style:position="5.83cm"/>
          <style:tab-stop style:position="7.078cm"/>
          <style:tab-stop style:position="8.326cm"/>
          <style:tab-stop style:position="9.574cm"/>
          <style:tab-stop style:position="10.821cm"/>
          <style:tab-stop style:position="12.07cm"/>
          <style:tab-stop style:position="13.317cm"/>
          <style:tab-stop style:position="14.566cm"/>
          <style:tab-stop style:position="15.813cm"/>
          <style:tab-stop style:position="17.062cm"/>
          <style:tab-stop style:position="18.309cm"/>
          <style:tab-stop style:position="19.558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98%" fo:text-align="start" style:justify-single-word="false" fo:text-indent="0cm" style:auto-text-indent="false" style:text-autospace="none">
        <style:tab-stops>
          <style:tab-stop style:position="0cm"/>
          <style:tab-stop style:position="0.277cm"/>
          <style:tab-stop style:position="1.526cm"/>
          <style:tab-stop style:position="2.773cm"/>
          <style:tab-stop style:position="4.022cm"/>
          <style:tab-stop style:position="5.269cm"/>
          <style:tab-stop style:position="6.518cm"/>
          <style:tab-stop style:position="7.765cm"/>
          <style:tab-stop style:position="9.013cm"/>
          <style:tab-stop style:position="10.261cm"/>
          <style:tab-stop style:position="11.509cm"/>
          <style:tab-stop style:position="12.756cm"/>
          <style:tab-stop style:position="14.005cm"/>
          <style:tab-stop style:position="15.252cm"/>
          <style:tab-stop style:position="16.501cm"/>
          <style:tab-stop style:position="17.748cm"/>
          <style:tab-stop style:position="18.997cm"/>
          <style:tab-stop style:position="20.244cm"/>
          <style:tab-stop style:position="21.491cm"/>
          <style:tab-stop style:position="22.74cm"/>
          <style:tab-stop style:position="23.987cm"/>
        </style:tab-stops>
      </style:paragraph-properties>
      <style:text-properties fo:color="#000000" style:text-outline="false" style:text-line-through-style="none" style:font-name="HG Mincho Light J" fo:font-size="32pt" fo:letter-spacing="normal" fo:font-style="normal" fo:text-shadow="none" style:text-underline-style="none" fo:font-weight="normal" style:letter-kerning="false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Standard_7e_LT_7e_Untertitel" style:display-name="Standard~LT~Untertitel" style:family="paragraph">
      <style:paragraph-properties fo:margin-left="0.573cm" fo:margin-right="0cm" fo:margin-top="0cm" fo:margin-bottom="0cm" style:line-height-at-least="1.501cm" fo:text-align="center" style:justify-single-word="false" fo:text-indent="0cm" style:auto-text-indent="false" style:text-autospace="none">
        <style:tab-stops>
          <style:tab-stop style:position="0cm"/>
          <style:tab-stop style:position="0.674cm"/>
          <style:tab-stop style:position="1.923cm"/>
          <style:tab-stop style:position="3.17cm"/>
          <style:tab-stop style:position="4.419cm"/>
          <style:tab-stop style:position="5.666cm"/>
          <style:tab-stop style:position="6.914cm"/>
          <style:tab-stop style:position="8.162cm"/>
          <style:tab-stop style:position="9.41cm"/>
          <style:tab-stop style:position="10.657cm"/>
          <style:tab-stop style:position="11.906cm"/>
          <style:tab-stop style:position="13.153cm"/>
          <style:tab-stop style:position="14.402cm"/>
          <style:tab-stop style:position="15.649cm"/>
          <style:tab-stop style:position="16.898cm"/>
          <style:tab-stop style:position="18.145cm"/>
          <style:tab-stop style:position="19.392cm"/>
          <style:tab-stop style:position="20.641cm"/>
          <style:tab-stop style:position="21.89cm"/>
          <style:tab-stop style:position="23.137cm"/>
          <style:tab-stop style:position="24.386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3T17:57:55</meta:creation-date>
    <dc:date>2009-04-26T22:44:23</dc:date>
    <meta:editing-cycles>17</meta:editing-cycles>
    <meta:editing-duration>PT3H51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8" meta:word-count="954" meta:character-count="7266"/>
  </office:meta>
</office:document-meta>
</file>